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336cm" svg:height="7.703cm" svg:x="1.211cm" svg:y="4.967cm">
            <draw:object draw:notify-on-update-of-ranges="Sheet1.A3:Sheet1.A6 Sheet1.B3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399cm" svg:height="7.172cm" svg:x="15.501cm" svg:y="5.259cm">
            <draw:object draw:notify-on-update-of-ranges="Sheet1.I3:Sheet1.I6 Sheet1.J3:Sheet1.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288cm" svg:height="7.145cm" svg:x="29.131cm" svg:y="5.286cm">
            <draw:object draw:notify-on-update-of-ranges="Sheet1.O3:Sheet1.O6 Sheet1.P3:Sheet1.P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Count before if block</text:p>
          </table:table-cell>
          <table:table-cell table:number-columns-repeated="7"/>
          <table:table-cell office:value-type="string" calcext:value-type="string">
            <text:p>Count in if block (BEST CASE)</text:p>
          </table:table-cell>
          <table:table-cell table:number-columns-repeated="5"/>
          <table:table-cell office:value-type="string" calcext:value-type="string">
            <text:p>Count in if block (WORST CASE)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01:37.779996844</meta:creation-date>
    <dc:date>2024-01-22T10:13:47.273327715</dc:date>
    <meta:editing-duration>PT1M59S</meta:editing-duration>
    <meta:editing-cycles>1</meta:editing-cycles>
    <meta:generator>LibreOffice/7.3.7.2$Linux_X86_64 LibreOffice_project/30$Build-2</meta:generator>
    <meta:document-statistic meta:table-count="1" meta:cell-count="3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37cm" svg:height="7.704cm" xlink:href=".." xlink:type="simple" chart:class="chart:scatter" chart:style-name="ch1">
        <chart:legend chart:legend-position="end" svg:x="9.485cm" svg:y="3.553cm" style:legend-expansion="high" chart:style-name="ch2"/>
        <chart:plot-area chart:style-name="ch3" table:cell-range-address="Sheet1.A3:Sheet1.B6" svg:x="0.246cm" svg:y="0.154cm" svg:width="8.993cm" svg:height="7.396cm">
          <chart:coordinate-region svg:x="1.053cm" svg:y="0.353cm" svg:width="7.999cm" svg:height="6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6" chart:class="chart:scatter">
            <chart:domain table:cell-range-address="Sheet1.A3:Sheet1.A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3:Sheet1.A6</svg:desc>
                </draw:g>
              </table:table-cell>
              <table:table-cell office:value-type="float" office:value="10">
                <text:p>10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cm" svg:height="7.173cm" xlink:href=".." xlink:type="simple" chart:class="chart:scatter" chart:style-name="ch1">
        <chart:legend chart:legend-position="end" svg:x="8.601cm" svg:y="3.287cm" style:legend-expansion="high" chart:style-name="ch2"/>
        <chart:plot-area chart:style-name="ch3" table:cell-range-address="Sheet1.I3:Sheet1.J6" svg:x="0.228cm" svg:y="0.143cm" svg:width="8.145cm" svg:height="6.887cm">
          <chart:coordinate-region svg:x="0.955cm" svg:y="0.342cm" svg:width="7.232cm" svg:height="6.0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6" chart:class="chart:scatter">
            <chart:domain table:cell-range-address="Sheet1.I3:Sheet1.I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I3:Sheet1.I6</svg:desc>
                </draw:g>
              </table:table-cell>
              <table:table-cell office:value-type="float" office:value="0">
                <text:p>0</text:p>
                <draw:g>
                  <svg:desc>Sheet1.J3:Sheet1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7.146cm" xlink:href=".." xlink:type="simple" chart:class="chart:scatter" chart:style-name="ch1">
        <chart:legend chart:legend-position="end" svg:x="8.437cm" svg:y="3.274cm" style:legend-expansion="high" chart:style-name="ch2"/>
        <chart:plot-area chart:style-name="ch3" table:cell-range-address="Sheet1.O3:Sheet1.P6" svg:x="0.225cm" svg:y="0.142cm" svg:width="7.987cm" svg:height="6.862cm">
          <chart:coordinate-region svg:x="1.032cm" svg:y="0.341cm" svg:width="6.993cm" svg:height="6.0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3:Sheet1.P6" chart:class="chart:scatter">
            <chart:domain table:cell-range-address="Sheet1.O3:Sheet1.O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O3:Sheet1.O6</svg:desc>
                </draw:g>
              </table:table-cell>
              <table:table-cell office:value-type="float" office:value="10">
                <text:p>10</text:p>
                <draw:g>
                  <svg:desc>Sheet1.P3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